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4.9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1c1c1c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PFIZER COVID-19 VACCIE TRIAL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float" office:value="1305" calcext:value-type="float">
            <text:p>1305</text:p>
          </table:table-cell>
          <table:table-cell table:style-name="ce10"/>
          <table:table-cell table:style-name="ce10" office:value-type="float" office:value="663" calcext:value-type="float">
            <text:p>663</text:p>
          </table:table-cell>
          <table:table-cell table:style-name="ce10" table:number-columns-repeated="4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BNT162(10 ug) (N=1305)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Placebo(N=663)</text:p>
          </table:table-cell>
          <table:covered-table-cell table:style-name="ce10"/>
          <table:table-cell table:style-name="ce10"/>
          <table:table-cell table:style-name="ce22" office:value-type="string" calcext:value-type="string" table:number-columns-spanned="2" table:number-rows-spanned="1">
            <text:p>VE</text:p>
          </table:table-cell>
          <table:covered-table-cell table:style-name="ce10"/>
        </table:table-row>
        <table:table-row table:style-name="ro1">
          <table:table-cell office:value-type="string" calcext:value-type="string">
            <text:p>Efficacy Enpoint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Surveillance Time(n)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Surveillance Time(n)</text:p>
          </table:table-cell>
          <table:table-cell table:style-name="ce12"/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(95% CI)</text:p>
          </table:table-cell>
        </table:table-row>
        <table:table-row table:style-name="ro1">
          <table:table-cell office:value-type="string" calcext:value-type="string">
            <text:p>First Covod=19 occurrence &gt;= 7 days after Does 2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322" calcext:value-type="float">
            <text:p>0.32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159" calcext:value-type="float">
            <text:p>0.159</text:p>
          </table:table-cell>
          <table:table-cell table:style-name="ce12"/>
          <table:table-cell table:style-name="ce15" office:value-type="float" office:value="90.7" calcext:value-type="float">
            <text:p>90.7</text:p>
          </table:table-cell>
          <table:table-cell table:style-name="ce12" office:value-type="string" calcext:value-type="string">
            <text:p>(67.7,98.3)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 calcext:value-type="string">
            <text:p>Absolute Risk reduction(ARR)</text:p>
          </table:table-cell>
          <table:table-cell table:style-name="ce4" office:value-type="string" calcext:value-type="string">
            <text:p>Absolute Risk reduction(ARR)%</text:p>
          </table:table-cell>
          <table:table-cell table:style-name="ce4" office:value-type="string" calcext:value-type="string">
            <text:p>Control Event Rate</text:p>
          </table:table-cell>
          <table:table-cell table:style-name="ce14" office:value-type="string" calcext:value-type="string">
            <text:p>MINUS</text:p>
          </table:table-cell>
          <table:table-cell table:style-name="ce4" office:value-type="string" calcext:value-type="string">
            <text:p>Intervention Event rate</text:p>
          </table:table-cell>
          <table:table-cell table:number-columns-repeated="4"/>
        </table:table-row>
        <table:table-row table:style-name="ro1">
          <table:table-cell table:style-name="ce5" table:formula="of:=[.C9]-[.E9]" office:value-type="float" office:value="0.0218338794403703" calcext:value-type="float">
            <text:p>0.02183387944037</text:p>
          </table:table-cell>
          <table:table-cell table:style-name="ce5" table:formula="of:=[.A9]*100" office:value-type="float" office:value="2.18338794403703" calcext:value-type="float">
            <text:p>2.18338794403703</text:p>
          </table:table-cell>
          <table:table-cell table:style-name="ce5" table:formula="of:=[.E5]/[.E2]" office:value-type="float" office:value="0.024132730015083" calcext:value-type="float">
            <text:p>0.024132730015083</text:p>
          </table:table-cell>
          <table:table-cell table:style-name="ce9"/>
          <table:table-cell table:style-name="ce5" table:formula="of:=[.C5]/[.C2]" office:value-type="float" office:value="0.00229885057471264" calcext:value-type="float">
            <text:p>0.00229885057471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VID Vacc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NT(NUMBER NEEDED TO TREAT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The number of people needed to vaccinate to prevent 1 COVID case (1/ARR)</text:p>
          </table:table-cell>
          <table:table-cell table:formula="of:=1/[.A9]" office:value-type="float" office:value="45.8003811338733" calcext:value-type="float">
            <text:p>45.8003811338733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13" office:value-type="string" calcext:value-type="string">
            <text:p>X </text:p>
          </table:table-cell>
          <table:table-cell table:style-name="ce8" office:value-type="string" calcext:value-type="string">
            <text:p>Case</text:p>
          </table:table-cell>
          <table:table-cell table:number-columns-repeated="5"/>
        </table:table-row>
        <table:table-row table:style-name="ro1">
          <table:table-cell table:style-name="ce7" table:formula="of:=[.B14]" office:value-type="float" office:value="45.8003811338733" calcext:value-type="float">
            <text:p>45.8003811338733</text:p>
          </table:table-cell>
          <table:table-cell table:style-name="ce8" office:value-type="string" calcext:value-type="string">
            <text:p>Vaccinated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8" office:value-type="string" calcext:value-type="string">
            <text:p>Vaccinate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cases (we could prevent this many hospitalisations in million)</text:p>
          </table:table-cell>
          <table:table-cell table:style-name="ce9" table:formula="of:=[.C19]/[.A19]" office:value-type="float" office:value="21833.8794403703" calcext:value-type="float">
            <text:p>21833.879440370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Case among children 5-11 year of age</text:p>
          </table:table-cell>
          <table:table-cell table:style-name="ce9" office:value-type="float" office:value="1900000" calcext:value-type="float">
            <text:p>19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zation to date </text:p>
          </table:table-cell>
          <table:table-cell table:style-name="ce9"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 82% of hospitlised case due to covid-19</text:p>
          </table:table-cell>
          <table:table-cell table:style-name="ce9" table:formula="of:=[.B26]*0.82" office:value-type="float" office:value="6806" calcext:value-type="float">
            <text:p>6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/3 had no comodity(health children)</text:p>
          </table:table-cell>
          <table:table-cell table:style-name="ce9" table:formula="of:=[.B27]*0.33" office:value-type="float" office:value="2245.98" calcext:value-type="float">
            <text:p>2245.98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Rate for healthy children cases Out of 1.9 million <text:s/>= </text:p>
          </table:table-cell>
          <table:table-cell table:style-name="ce9" table:formula="of:=([.B28]/[.B25])" office:value-type="float" office:value="0.00118209473684211" calcext:value-type="float">
            <text:p>0.001182094736842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So can prevent this many hospitalisations of health children(1000000) =</text:p>
          </table:table-cell>
          <table:table-cell table:style-name="ce9" table:formula="of:=[.B21]*([.B30])" office:value-type="float" office:value="25.8097139713068" calcext:value-type="float">
            <text:p>25.8097139713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rate of health childern hospitalised(1000000)=</text:p>
          </table:table-cell>
          <table:table-cell table:style-name="ce9" table:formula="of:=[.B32]/1000000" office:value-type="float" office:value="0.0000258097139713068" calcext:value-type="float">
            <text:p>2.58097139713068E-05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EXCESS Myo/Pericarditis hospitalisation risk(156/1000000)</text:p>
          </table:table-cell>
          <table:table-cell table:style-name="ce9" table:formula="of:=156/1000000"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mpare Myo/per to covid hospitalisation healthy kids risk =</text:p>
          </table:table-cell>
          <table:table-cell table:style-name="ce4" office:value-type="string" calcext:value-type="string">
            <text:p>Myo/pre=</text:p>
          </table:table-cell>
          <table:table-cell table:style-name="ce9" table:formula="of:=[.B35]" office:value-type="float" office:value="0.000156" calcext:value-type="float">
            <text:p>0.000156</text:p>
          </table:table-cell>
          <table:table-cell table:style-name="ce4" office:value-type="string" calcext:value-type="string">
            <text:p>COVID=</text:p>
          </table:table-cell>
          <table:table-cell table:style-name="ce9" table:formula="of:=[.B33]" office:value-type="float" office:value="0.0000258097139713068" calcext:value-type="float">
            <text:p>2.58097139713068E-05</text:p>
          </table:table-cell>
          <table:table-cell/>
          <table:table-cell table:style-name="ce9" table:formula="of:=[.C38]/[.E38]" office:value-type="float" office:value="6.04423590952726" calcext:value-type="float">
            <text:p>6.04423590952726</text:p>
          </table:table-cell>
          <table:table-cell table:style-name="ce4" office:value-type="string" calcext:value-type="string">
            <text:p>Times</text:p>
          </table:table-cell>
          <table:table-cell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s://bestpractice.bmj.com/info/toolkit/learn-ebm/how-to-calculate-risk/</text:p>
          </table:table-cell>
        </table:table-row>
        <table:table-row table:style-name="ro1">
          <table:table-cell/>
        </table:table-row>
        <table:table-row table:style-name="ro3">
          <table:table-cell table:style-name="ce1" office:value-type="string" calcext:value-type="string">
            <text:p>Risk terms</text:p>
          </table:table-cell>
        </table:table-row>
        <table:table-row table:style-name="ro4">
          <table:table-cell table:style-name="ce2" office:value-type="string" calcext:value-type="string">
            <text:p>AR (absolute risk) = the number of events (good or bad) in treated or control groups, divided by the number of people in that group</text:p>
          </table:table-cell>
        </table:table-row>
        <table:table-row table:style-name="ro1">
          <table:table-cell table:style-name="ce2" office:value-type="string" calcext:value-type="string">
            <text:p>ARC = the AR of events in the control group</text:p>
          </table:table-cell>
        </table:table-row>
        <table:table-row table:style-name="ro1">
          <table:table-cell table:style-name="ce2" office:value-type="string" calcext:value-type="string">
            <text:p>ART = the AR of events in the treatment group</text:p>
          </table:table-cell>
        </table:table-row>
        <table:table-row table:style-name="ro1">
          <table:table-cell table:style-name="ce2" office:value-type="string" calcext:value-type="string">
            <text:p>ARR (absolute risk reduction) = ARC – ART</text:p>
          </table:table-cell>
        </table:table-row>
        <table:table-row table:style-name="ro1">
          <table:table-cell table:style-name="ce2" office:value-type="string" calcext:value-type="string">
            <text:p>RR (relative risk) = ART / ARC</text:p>
          </table:table-cell>
        </table:table-row>
        <table:table-row table:style-name="ro1">
          <table:table-cell table:style-name="ce2" office:value-type="string" calcext:value-type="string">
            <text:p>RRR (relative risk reduction) = (ARC – ART) / ARC</text:p>
          </table:table-cell>
        </table:table-row>
        <table:table-row table:style-name="ro1">
          <table:table-cell table:style-name="ce2" office:value-type="string" calcext:value-type="string">
            <text:p>RRR = 1 – RR</text:p>
          </table:table-cell>
        </table:table-row>
        <table:table-row table:style-name="ro1">
          <table:table-cell table:style-name="ce2" office:value-type="string" calcext:value-type="string">
            <text:p>NNT (number needed to treat) = 1 / ARR</text:p>
          </table:table-cell>
        </table:table-row>
        <table:table-row table:style-name="ro3">
          <table:table-cell table:style-name="ce1" office:value-type="string" calcext:value-type="string">
            <text:p>Examples</text:p>
          </table:table-cell>
        </table:table-row>
        <table:table-row table:style-name="ro4">
          <table:table-cell table:style-name="ce3" office:value-type="string" calcext:value-type="string">
            <text:p>RR of 0.8 means an RRR of 20% (meaning a 20% reduction in the relative risk of the specified outcome in the treatment group compared with the control group).</text:p>
          </table:table-cell>
        </table:table-row>
        <table:table-row table:style-name="ro4">
          <table:table-cell table:style-name="ce3" office:value-type="string" calcext:value-type="string">
            <text:p>RRR is usually constant across a range of absolute risks. But the ARR is higher and the NNT lower in people with higher absolute risks.</text:p>
          </table:table-cell>
        </table:table-row>
        <table:table-row table:style-name="ro5">
          <table:table-cell table:style-name="ce3" office:value-type="string" calcext:value-type="string">
            <text:p>If a person's AR of stroke, estimated from his age and other risk factors, is 0.25 without treatment but falls to 0.20 with treatment, the ARR is 25% – 20% = 5%. The RRR is (25% – 20%) / 25% = 20%. The NNT is 1 / 0.05 = 20.</text:p>
          </table:table-cell>
        </table:table-row>
        <table:table-row table:style-name="ro5">
          <table:table-cell table:style-name="ce3" office:value-type="string" calcext:value-type="string">
            <text:p>In a person with an AR of stroke of only 0.025 without treatment, the same treatment will still produce a 20% RRR, but treatment will reduce her AR of stroke to 0.020, giving a much smaller ARR of 2.5% – 2% = 0.5%, and an NNT of 200.</text:p>
          </table:table-cell>
        </table:table-row>
        <table:table-row table:style-name="ro3">
          <table:table-cell table:style-name="ce1" office:value-type="string" calcext:value-type="string">
            <text:p>Significant difference</text:p>
          </table:table-cell>
        </table:table-row>
        <table:table-row table:style-name="ro4">
          <table:table-cell table:style-name="ce3" office:value-type="string" calcext:value-type="string">
            <text:p>If the RR (the relative risk) or the OR (the odds ratio) = 1, or the CI (the confidence interval) = 1, then there is no significant difference between treatment and control groups.</text:p>
          </table:table-cell>
        </table:table-row>
        <table:table-row table:style-name="ro4">
          <table:table-cell table:style-name="ce3" office:value-type="string" calcext:value-type="string">
            <text:p>If the RR &gt;1, and the CI does not include 1, events are significantly more likely in the treatment than the control group.</text:p>
          </table:table-cell>
        </table:table-row>
        <table:table-row table:style-name="ro4">
          <table:table-cell table:style-name="ce3" office:value-type="string" calcext:value-type="string">
            <text:p>If the RR &lt;1, and the CI does not include 1, events are significantly less likely in the treatment than the control group.</text:p>
          </table:table-cell>
        </table:table-row>
        <table:table-row table:style-name="ro3"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3" office:value-type="string" calcext:value-type="string">
            <text:p>To express decimals as percentages, multiply by 100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FERENCES:-</text:p>
          </table:table-cell>
        </table:table-row>
        <table:table-row table:style-name="ro1">
          <table:table-cell office:value-type="string" calcext:value-type="string">
            <text:p>https://www.fda.gov/media/153513/downlo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fda.gov/media/153508/downlo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00:28:03.480659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8:23:00.522268125</meta:creation-date>
    <dc:date>2021-10-30T00:30:53.914619837</dc:date>
    <meta:editing-duration>PT14M14S</meta:editing-duration>
    <meta:editing-cycles>3</meta:editing-cycles>
    <meta:generator>LibreOffice/6.4.7.2$Linux_X86_64 LibreOffice_project/40$Build-2</meta:generator>
    <meta:document-statistic meta:table-count="2" meta:cell-count="90" meta:object-count="0"/>
  </office:meta>
</office:document-meta>
</file>